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agin Arrocha</text:p>
      <text:p text:style-name="Standard">Sept. 9, 2012</text:p>
      <text:p text:style-name="Standard">HW 1</text:p>
      <text:p text:style-name="Standard"/>
      <text:p text:style-name="Standard"/>
      <text:p text:style-name="Standard">A. </text:p>
      <text:list xml:id="list386629975663314186" text:style-name="L2">
        <text:list-item>
          <text:p text:style-name="P1">1.0</text:p>
        </text:list-item>
        <text:list-item>
          <text:p text:style-name="P1">-4.0</text:p>
        </text:list-item>
        <text:list-item>
          <text:p text:style-name="P1">2.0</text:p>
        </text:list-item>
        <text:list-item>
          <text:p text:style-name="P1">11.0</text:p>
        </text:list-item>
      </text:list>
      <text:p text:style-name="Standard">B.</text:p>
      <text:list xml:id="list1989117780297266369" text:style-name="L3">
        <text:list-item>
          <text:p text:style-name="P2">1.0</text:p>
        </text:list-item>
        <text:list-item>
          <text:p text:style-name="P2">4.0</text:p>
        </text:list-item>
        <text:list-item>
          <text:p text:style-name="P2">2.0</text:p>
        </text:list-item>
        <text:list-item>
          <text:p text:style-name="P2">14.0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7T22:15:49.76</meta:creation-date>
    <dc:date>2012-09-07T22:20:24.67</dc:date>
    <meta:editing-duration>PT4M34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13" meta:word-count="25" meta:character-count="71"/>
  </office:meta>
</office:document-meta>
</file>